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aramond" svg:font-family="Garamond" style:font-family-generic="roman" style:font-pitch="variable" svg:panose-1="2 2 4 4 3 3 1 1 8 3"/>
  </office:font-face-decls>
  <office:automatic-styles>
    <style:style style:name="P1" style:parent-style-name="Überschrift1" style:master-page-name="MP0" style:family="paragraph">
      <style:paragraph-properties fo:break-before="page"/>
      <style:text-properties style:font-name="Garamond" fo:font-size="28pt" style:font-size-asian="28pt" style:font-size-complex="28pt"/>
    </style:style>
    <style:style style:name="P2" style:parent-style-name="Standard" style:family="paragraph">
      <style:text-properties style:font-name="Garamond"/>
    </style:style>
    <style:style style:name="P3" style:parent-style-name="Standard" style:family="paragraph">
      <style:text-properties style:font-name="Garamond" fo:font-size="18pt" style:font-size-asian="18pt" style:font-size-complex="18pt" style:text-underline-type="single" style:text-underline-style="solid" style:text-underline-width="auto" style:text-underline-mode="continuous"/>
    </style:style>
    <style:style style:name="T4" style:parent-style-name="Hyperlink" style:family="text">
      <style:text-properties style:font-name="Garamond" fo:text-shadow="0.0145in 0.0145in 0.0416in #000000" fo:color="#000000" fo:font-size="14pt" style:font-size-asian="14pt" style:font-size-complex="14pt" style:text-underline-type="none"/>
    </style:style>
    <style:style style:name="P5" style:parent-style-name="KeinLeerraum" style:family="paragraph">
      <style:text-properties style:font-name="Garamond" fo:text-shadow="0.0145in 0.0145in 0.0416in #000000" fo:color="#000000" fo:font-size="14pt" style:font-size-asian="14pt" style:font-size-complex="14pt"/>
    </style:style>
    <style:style style:name="P6" style:parent-style-name="Standard" style:family="paragraph">
      <style:text-properties style:font-name="Garamond" fo:font-size="18pt" style:font-size-asian="18pt" style:font-size-complex="18pt" style:text-underline-type="single" style:text-underline-style="solid" style:text-underline-width="auto" style:text-underline-mode="continuous"/>
    </style:style>
    <style:style style:name="T7" style:parent-style-name="Absatz-Standardschriftart" style:family="text">
      <style:text-properties style:font-name="Garamond" fo:font-size="18pt" style:font-size-asian="18pt" style:font-size-complex="18pt" style:text-underline-type="single" style:text-underline-style="solid" style:text-underline-width="auto" style:text-underline-mode="continuous"/>
    </style:style>
    <style:style style:name="T8" style:parent-style-name="Hyperlink" style:family="text">
      <style:text-properties style:font-name="Garamond" fo:text-shadow="0.0145in 0.0145in 0.0416in #000000" fo:color="#000000" fo:font-size="18pt" style:font-size-asian="18pt" style:font-size-complex="18pt"/>
    </style:style>
    <style:style style:name="T9" style:parent-style-name="Hyperlink" style:family="text">
      <style:text-properties style:font-name="Garamond" fo:text-shadow="0.0145in 0.0145in 0.0416in #000000" fo:color="#000000" fo:font-size="14pt" style:font-size-asian="14pt" style:font-size-complex="14pt" style:text-underline-type="none"/>
    </style:style>
    <style:style style:name="P10" style:parent-style-name="KeinLeerraum" style:family="paragraph">
      <style:text-properties style:font-name="Garamond" fo:font-size="14pt" style:font-size-asian="14pt" style:font-size-complex="14pt"/>
    </style:style>
    <style:style style:name="P11" style:parent-style-name="Standard" style:family="paragraph">
      <style:text-properties style:font-name="Garamond" fo:text-shadow="0.0145in 0.0145in 0.0416in #000000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Garamond" fo:text-shadow="0.0145in 0.0145in 0.0416in #000000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T13" style:parent-style-name="Hyperlink" style:family="text">
      <style:text-properties style:font-name="Garamond" fo:text-shadow="0.0145in 0.0145in 0.0416in #000000" fo:color="#000000" fo:font-size="14pt" style:font-size-asian="14pt" style:font-size-complex="14pt" style:text-underline-type="none"/>
    </style:style>
    <style:style style:name="P14" style:parent-style-name="KeinLeerraum" style:family="paragraph">
      <style:text-properties style:font-name="Garamond" fo:font-size="14pt" style:font-size-asian="14pt" style:font-size-complex="14pt"/>
    </style:style>
    <style:style style:name="P15" style:parent-style-name="Standard" style:family="paragraph">
      <style:text-properties style:font-name="Garamond" fo:text-shadow="0.0145in 0.0145in 0.0416in #000000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style:font-name="Garamond" fo:text-shadow="0.0145in 0.0145in 0.0416in #000000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T17" style:parent-style-name="Hyperlink" style:family="text">
      <style:text-properties style:font-name="Garamond" fo:text-shadow="0.0145in 0.0145in 0.0416in #000000" fo:color="#000000" fo:font-size="14pt" style:font-size-asian="14pt" style:font-size-complex="14pt" style:text-underline-type="none"/>
    </style:style>
    <style:style style:name="P18" style:parent-style-name="KeinLeerraum" style:family="paragraph">
      <style:text-properties style:font-name="Garamond" fo:text-shadow="0.0145in 0.0145in 0.0416in #000000" fo:color="#000000" fo:font-size="14pt" style:font-size-asian="14pt" style:font-size-complex="14pt"/>
    </style:style>
    <style:style style:name="T19" style:parent-style-name="Hyperlink" style:family="text">
      <style:text-properties style:font-name="Garamond" fo:text-shadow="0.0145in 0.0145in 0.0416in #000000" fo:color="#000000" fo:font-size="14pt" style:font-size-asian="14pt" style:font-size-complex="14pt" style:text-underline-type="none"/>
    </style:style>
    <style:style style:name="P20" style:parent-style-name="KeinLeerraum" style:family="paragraph">
      <style:text-properties style:font-name="Garamond" fo:font-size="14pt" style:font-size-asian="14pt" style:font-size-complex="14pt"/>
    </style:style>
    <style:style style:name="P21" style:parent-style-name="KeinLeerraum" style:family="paragraph">
      <style:text-properties style:font-name="Garamond" fo:text-shadow="0.0145in 0.0145in 0.0416in #000000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22" style:parent-style-name="KeinLeerraum" style:family="paragraph">
      <style:text-properties style:font-name="Garamond" fo:text-shadow="0.0145in 0.0145in 0.0416in #000000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23" style:parent-style-name="KeinLeerraum" style:family="paragraph">
      <style:text-properties style:font-name="Garamond" fo:text-shadow="0.0145in 0.0145in 0.0416in #000000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T24" style:parent-style-name="Hyperlink" style:family="text">
      <style:text-properties style:font-name="Garamond" fo:text-shadow="0.0145in 0.0145in 0.0416in #000000" fo:color="#000000" fo:font-size="14pt" style:font-size-asian="14pt" style:font-size-complex="14pt" style:text-underline-type="none"/>
    </style:style>
    <style:style style:name="P25" style:parent-style-name="KeinLeerraum" style:family="paragraph">
      <style:text-properties style:font-name="Garamond" fo:font-size="14pt" style:font-size-asian="14pt" style:font-size-complex="14pt"/>
    </style:style>
  </office:automatic-styles>
  <office:body>
    <office:text text:use-soft-page-breaks="true">
      <text:h text:style-name="P1" text:outline-level="1">Recherche - Formen erkennen</text:h>
      <text:p text:style-name="P2"/>
      <text:p text:style-name="P3">3.2 Bildanalys</text:p>
      <text:p text:style-name="KeinLeerraum"><text:a xlink:href="http://wwwiaim.ira.uka.de/Teaching/SeminarMedizin/Ausarbeitungen/SS2002/01_OpenCV.pdf" office:target-frame-name="_top" xlink:show="replace"><text:span text:style-name="T4">http://wwwiaim.ira.uka.de/Teaching/SeminarMedizin/Ausarbeitungen/SS2002/01_OpenCV.pdf</text:span></text:a></text:p>
      <text:p text:style-name="P5"/>
      <text:p text:style-name="P6"/>
      <text:p text:style-name="Standard"><text:span text:style-name="T7"><text:s/></text:span><text:a xlink:href="http://www.it-cow.de/post/Objekterkennung-in-Bildern-mittels-OpenCV-22.aspx" office:target-frame-name="_top" xlink:show="replace"><text:span text:style-name="T8">Objekterkennung in Bildern mittels OpenCV 2.2</text:span></text:a></text:p>
      <text:p text:style-name="KeinLeerraum"><text:a xlink:href="http://www.it-cow.de/post/Objekterkennung-in-Bildern-mittels-OpenCV-22.aspx" office:target-frame-name="_top" xlink:show="replace"><text:span text:style-name="T9">http://www.it-cow.de/post/Objekterkennung-in-Bildern-mittels-OpenCV-22.aspx</text:span></text:a></text:p>
      <text:p text:style-name="P10"/>
      <text:p text:style-name="P11"/>
      <text:p text:style-name="P12">Canny Edge Detector</text:p>
      <text:p text:style-name="KeinLeerraum"><text:a xlink:href="http://docs.opencv.org/doc/tutorials/imgproc/imgtrans/canny_detector/canny_detector.html#canny-detector" office:target-frame-name="_top" xlink:show="replace"><text:span text:style-name="T13">http://docs.opencv.org/doc/tutorials/imgproc/imgtrans/canny_detector/canny_detector.html#canny-detector</text:span></text:a></text:p>
      <text:p text:style-name="P14"/>
      <text:p text:style-name="P15"/>
      <text:p text:style-name="P16">Hough Transformation<text:s/></text:p>
      <text:p text:style-name="KeinLeerraum"><text:a xlink:href="http://docs.opencv.org/doc/tutorials/imgproc/imgtrans/hough_lines/hough_lines.html#hough-lines" office:target-frame-name="_top" xlink:show="replace"><text:span text:style-name="T17">http://docs.opencv.org/doc/tutorials/imgproc/imgtrans/hough_lines/hough_lines.html#hough-lines</text:span></text:a></text:p>
      <text:p text:style-name="P18"/>
      <text:p text:style-name="KeinLeerraum"><text:a xlink:href="http://docs.opencv.org/doc/tutorials/imgproc/imgtrans/hough_circle/hough_circle.html#hough-circle" office:target-frame-name="_top" xlink:show="replace"><text:span text:style-name="T19">http://docs.opencv.org/doc/tutorials/imgproc/imgtrans/hough_circle/hough_circle.html#hough-circle</text:span></text:a></text:p>
      <text:p text:style-name="P20"/>
      <text:p text:style-name="P21"/>
      <text:p text:style-name="P22">Image Moments</text:p>
      <text:p text:style-name="P23"/>
      <text:p text:style-name="KeinLeerraum"><text:a xlink:href="http://docs.opencv.org/doc/tutorials/imgproc/shapedescriptors/moments/moments.html#moments" office:target-frame-name="_top" xlink:show="replace"><text:span text:style-name="T24">http://docs.opencv.org/doc/tutorials/imgproc/shapedescriptors/moments/moments.html#moments</text:span></text:a></text:p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Garamond" svg:font-family="Garamond" style:font-family-generic="roman" style:font-pitch="variable" svg:panose-1="2 2 4 4 3 3 1 1 8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nja</meta:initial-creator>
    <dc:creator>Sonja</dc:creator>
    <meta:creation-date>2015-05-31T11:41:00Z</meta:creation-date>
    <dc:date>2015-05-31T12:53:00Z</dc:date>
    <meta:template xlink:href="Normal" xlink:type="simple"/>
    <meta:editing-cycles>2</meta:editing-cycles>
    <meta:editing-duration>PT0S</meta:editing-duration>
    <meta:document-statistic meta:page-count="1" meta:paragraph-count="2" meta:word-count="199" meta:character-count="1451" meta:row-count="10" meta:non-whitespace-character-count="1254"/>
  </office:meta>
</office:document-meta>
</file>